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junctionMaxWeight.DisjunctionMaxWeight( Searcher searc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junctionMaxWeight.sumOfSquaredWeigh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sjunctionMaxQuery.rewrite( IndexReader read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isjunctionMaxWeigh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isjunctionMaxQuery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sjunctionMaxQuery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junctionMaxQuery.add( Query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junctionMaxWeight.ge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isjunctionMaxQuery.create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junctionMaxQuery.add( Collection disjun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junctionMaxQuery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junctionMaxWeight.normalize( float no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junctionMaxQuer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junctionMaxQuery.toString( String fiel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isjunctionMaxQuery.extractTerms( Set ter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junctionMaxWeight.explain( IndexReader reader , int do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isjunctionMaxWeight.scorer( Index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sjunctionMaxQuery.DisjunctionMaxQuery( float tieBreakerMulti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junctionMaxQuery.DisjunctionMaxQuery( Collection disjuncts , float tieBreakerMulti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